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7F80000057CF7CA9C8A5CA359C8.png" manifest:media-type="image/png"/>
  <manifest:file-entry manifest:full-path="Pictures/100000010000079A000005BCDA7D1739211EBDDA.png" manifest:media-type="image/png"/>
  <manifest:file-entry manifest:full-path="Pictures/10000001000007F8000005B42A1FA7D7347FB1F4.png" manifest:media-type="image/png"/>
  <manifest:file-entry manifest:full-path="Pictures/10000001000007E60000059C43029BD81F0D874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98cm" svg:height="9.444cm" svg:x="15.491cm" svg:y="10.747cm">
          <draw:image xlink:href="Pictures/10000001000007E60000059C43029BD81F0D8742.png" xlink:type="simple" xlink:show="embed" xlink:actuate="onLoad" draw:mime-type="image/png">
            <text:p/>
          </draw:image>
        </draw:frame>
        <draw:frame draw:style-name="gr1" draw:text-style-name="P1" draw:layer="layout" svg:width="13.077cm" svg:height="9.359cm" svg:x="1.014cm" svg:y="10.832cm">
          <draw:image xlink:href="Pictures/10000001000007F8000005B42A1FA7D7347FB1F4.png" xlink:type="simple" xlink:show="embed" xlink:actuate="onLoad" draw:mime-type="image/png">
            <text:p/>
          </draw:image>
        </draw:frame>
        <draw:frame draw:style-name="gr2" draw:text-style-name="P2" draw:layer="layout" svg:width="12.496cm" svg:height="9.426cm" svg:x="1.395cm" svg:y="0.88cm">
          <draw:image xlink:href="Pictures/100000010000079A000005BCDA7D1739211EBDDA.png" xlink:type="simple" xlink:show="embed" xlink:actuate="onLoad" draw:mime-type="image/png">
            <text:p/>
          </draw:image>
        </draw:frame>
        <draw:frame draw:style-name="gr2" draw:text-style-name="P2" draw:layer="layout" svg:width="13.325cm" svg:height="9.171cm" svg:x="15.391cm" svg:y="0.98cm">
          <draw:image xlink:href="Pictures/10000001000007F80000057CF7CA9C8A5CA359C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26T06:41:04.506335736</dc:date>
    <meta:editing-duration>PT8M53S</meta:editing-duration>
    <meta:editing-cycles>6</meta:editing-cycles>
    <meta:generator>LibreOffice/7.5.2.2$MacOSX_AARCH64 LibreOffice_project/53bb9681a964705cf672590721dbc85eb4d0c3a2</meta:generator>
    <meta:document-statistic meta:object-count="4"/>
  </office:meta>
</office:document-meta>
</file>